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style:font-size-asian="12pt" style:font-size-complex="12pt"/>
    </style:style>
    <style:style style:name="P5" style:family="paragraph" style:parent-style-name="Standard">
      <style:paragraph-properties fo:text-align="start" style:justify-single-word="false"/>
      <style:text-properties fo:color="#000000" style:font-name="Monospace" fo:font-size="10pt" style:font-size-asian="10pt"/>
    </style:style>
    <style:style style:name="P6" style:family="paragraph" style:parent-style-name="Standard">
      <style:paragraph-properties fo:text-align="start" style:justify-single-word="false"/>
      <style:text-properties fo:color="#000000" style:font-name="Monospace" fo:font-size="10pt" style:font-size-asian="10pt" style:font-size-complex="12pt"/>
    </style:style>
    <style:style style:name="P7" style:family="paragraph" style:parent-style-name="Standard">
      <style:paragraph-properties fo:text-align="start" style:justify-single-word="false"/>
      <style:text-properties fo:color="#000000" style:font-name="Liberation Serif"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style:font-size-asian="10pt"/>
    </style:style>
    <style:style style:name="P10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1" fo:font-size="10pt" style:font-name-asian="Monospace1" style:font-size-asian="10pt" style:font-name-complex="Monospace1" style:font-size-complex="10pt"/>
    </style:style>
    <style:style style:name="P11" style:family="paragraph" style:parent-style-name="Standard" style:list-style-name="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Monospace1" fo:font-size="10pt" style:font-size-asian="10pt" style:font-size-complex="10pt"/>
    </style:style>
    <style:style style:name="T1" style:family="text">
      <style:text-properties style:font-name-asian="Monospace1" style:font-name-complex="Monospace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hibault ROSA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TP3 BI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2">Square 1</text:p>
      <text:p text:style-name="P2"/>
      <text:p text:style-name="P2"/>
      <text:p text:style-name="P2">1. Distance Euclidienne</text:p>
      <text:p text:style-name="P2"><text:tab/>Simplement cas c'est la distance la plus utilisé, et dans la majorité des cas la plus efficace. </text:p>
      <text:p text:style-name="P2"/>
      <text:p text:style-name="P5">le cluster 0 a 258 donnees et son centre est (9.792646538759696,9.881803527131787)</text:p>
      <text:p text:style-name="P9">le cluster 1 a 151 donnees et son centre est (11.14087907284768,-0.4700706025165562)</text:p>
      <text:p text:style-name="P9">le cluster 2 a 336 donnees et son centre est (2.3168292761904743,0.06942640014880953)</text:p>
      <text:p text:style-name="P9">le cluster 3 a 255 donnees et son centre est (0.04589352196078437,9.757071490196067)</text:p>
      <text:p text:style-name="P9">WC = 2944.858277256575 BC = 0.0 Rapport BC/WC = 0.0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7">IRIS</text:p>
      <text:p text:style-name="P4"/>
      <text:p text:style-name="P4"/>
      <text:p text:style-name="P7">1.Distance Euclidienne </text:p>
      <text:p text:style-name="P7"><text:tab/><text:tab/></text:p>
      <text:p text:style-name="P4"/>
      <text:p text:style-name="P4"/>
      <text:p text:style-name="P6">le cluster 0 a 150 donnees et son centre est (5.843333333333335,3.0540000000000007,3.7586666666666693,1.1986666666666672)</text:p>
      <text:p text:style-name="P9">--&gt; Détail : 50 iris setosa, 50 iris versicolor, 50 iris virginica</text:p>
      <text:p text:style-name="P9">le cluster 1 a 0 donnees et son centre est (0.0,0.0,0.0,0.0)</text:p>
      <text:p text:style-name="P9">--&gt; Détail : 0 iris setosa, 0 iris versicolor, 0 iris virginica</text:p>
      <text:p text:style-name="P9">le cluster 2 a 0 donnees et son centre est (0.0,0.0,0.0,0.0)</text:p>
      <text:p text:style-name="P9">--&gt; Détail : 0 iris setosa, 0 iris versicolor, 0 iris virginica</text:p>
      <text:p text:style-name="P9">WC = 291.4551238555538 BC = 0.0 Rapport BC/WC = 0.0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>Titanic</text:p>
      <text:p text:style-name="P7"/>
      <text:p text:style-name="P7"/>
      <text:p text:style-name="P8">le cluster 0 a 415 donnees et son centre est (0.4891566265060241,0.9855421686746988,0.6120481927710844,1.0)</text:p>
      <text:p text:style-name="P10">--&gt; Détail : 0 morts, 415 vivants</text:p>
      <text:p text:style-name="P10">le cluster 1 a 995 donnees et son centre est (1.9959798994974873,0.8964824120603015,0.6924623115577889,0.2974874371859296)</text:p>
      <text:p text:style-name="P10">--&gt; Détail : 699 morts, 296 vivants</text:p>
      <text:p text:style-name="P10">le cluster 2 a 791 donnees et son centre est (0.14917825537294563,1.0,0.9962073324905183,0.0)</text:p>
      <text:p text:style-name="P10">--&gt; Détail : 791 morts, 0 vivants</text:p>
      <text:p text:style-name="P11"><text:span text:style-name="T1">WC = 1157.6858648399707 BC = 4.68879691602676 Rapport BC/WC = 0.004050146122043999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xmlns:loext="urn:org:documentfoundation:names:experimental:office:xmlns:loext:1.0">
  <office:font-face-decls>
    <style:font-face style:name="FreeSans1" svg:font-family="FreeSans" style:font-family-generic="swiss"/>
    <style:font-face style:name="Monospace1" svg:font-family="Monospace" style:font-pitch="fixed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47cm" fo:line-height="120%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osa Thibault</meta:initial-creator>
    <meta:creation-date>2015-02-26T20:06:45.277280604</meta:creation-date>
    <dc:date>2015-03-20T14:13:37</dc:date>
    <dc:creator>rosat </dc:creator>
    <meta:editing-duration>PT16M53S</meta:editing-duration>
    <meta:editing-cycles>2</meta:editing-cycles>
    <meta:generator>LibreOffice/3.5$Linux_X86_64 LibreOffice_project/350m1$Build-2</meta:generator>
    <meta:document-statistic meta:table-count="0" meta:image-count="0" meta:object-count="0" meta:page-count="3" meta:paragraph-count="28" meta:word-count="233" meta:character-count="1558" meta:non-whitespace-character-count="1353"/>
  </office:meta>
</office:document-meta>
</file>